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assroom</text:p>
      <text:p text:style-name="Standard"><text:s text:c="2"/>2 <text:s/>(building varchar(15), room_number varchar(7),capacity numeric(4,0),primary key(building,room_number));</text:p>
      <text:p text:style-name="Standard"/>
      <text:p text:style-name="Standard">create table department(dept_name varchar(20),building varchar(15),budget numeric(12,0) check (budget&gt;0), primary key(dept_name));</text:p>
      <text:p text:style-name="Standard"/>
      <text:p text:style-name="Standard"><text:s/>create table course(course_id varchar(8),title varchar(50),dept_name varchar(20),credits numeric(2,0) check (credits&gt;0),primary key(course_id),foreign key(dept_name) references department on delete set null);</text:p>
      <text:p text:style-name="Standard"/>
      <text:p text:style-name="Standard">create table instructor</text:p>
      <text:p text:style-name="Standard"><text:s text:c="2"/>2 <text:s/>(id varchar(8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 (salary&gt;29000),</text:p>
      <text:p text:style-name="Standard"><text:s text:c="2"/>6 <text:s/>primary key(id),</text:p>
      <text:p text:style-name="Standard"><text:s text:c="2"/>7 <text:s/>foreign key(dept_name) references department on delete set null);</text:p>
      <text:p text:style-name="Standard"/>
      <text:p text:style-name="Standard">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 (year&gt;1701 and year &lt; 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 (course_id,sec_id,semester,year),</text:p>
      <text:p text:style-name="Standard"><text:s/>10 <text:s/>foreign key(course_id) references course on delete cascade, foreign key(building,room_number) references classroom on delete set null );</text:p>
      <text:p text:style-name="Standard"/>
      <text:p text:style-name="Standard">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 (id,course_id,sec_id,semester,year),</text:p>
      <text:p text:style-name="Standard"><text:s text:c="2"/>8 <text:s/>foreign key(course_id,sec_id,semester,year) references section on delete cascade,</text:p>
      <text:p text:style-name="Standard"><text:s text:c="2"/>9 <text:s/>foreign key(id) references instructor on delete cascade)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45:26.185224840</meta:creation-date>
    <dc:date>2025-01-15T15:47:41.830520627</dc:date>
    <meta:editing-duration>PT2M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60" meta:character-count="1526" meta:non-whitespace-character-count="1324"/>
  </office:meta>
</office:document-meta>
</file>